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ntiumAlt" svg:font-family="GentiumAlt" style:font-pitch="variable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2.464cm" style:rel-column-width="8499*"/>
    </style:style>
    <style:style style:name="Tabelle1.B" style:family="table-column">
      <style:table-column-properties style:column-width="16.536cm" style:rel-column-width="570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fo:background-color="transparent" style:keep-together="true" fo:keep-together="auto">
        <style:background-image/>
      </style:table-row-properties>
    </style:style>
    <style:style style:name="Tabelle1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4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2.464cm" style:rel-column-width="8499*"/>
    </style:style>
    <style:style style:name="Tabelle4.B" style:family="table-column">
      <style:table-column-properties style:column-width="16.536cm" style:rel-column-width="5703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.3" style:family="table-row">
      <style:table-row-properties fo:background-color="transparent" style:keep-together="true" fo:keep-together="auto">
        <style:background-image/>
      </style:table-row-properties>
    </style:style>
    <style:style style:name="Tabelle4.B3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1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464cm" style:rel-column-width="8499*"/>
    </style:style>
    <style:style style:name="Table1.B" style:family="table-column">
      <style:table-column-properties style:column-width="16.536cm" style:rel-column-width="5703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2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464cm" style:rel-column-width="8499*"/>
    </style:style>
    <style:style style:name="Table2.B" style:family="table-column">
      <style:table-column-properties style:column-width="16.536cm" style:rel-column-width="570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fo:background-color="transparent" style:keep-together="true" fo:keep-together="auto">
        <style:background-image/>
      </style:table-row-properties>
    </style:style>
    <style:style style:name="Table2.B3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3" style:family="table" style:master-page-name="">
      <style:table-properties style:width="19.00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64cm" style:rel-column-width="8499*"/>
    </style:style>
    <style:style style:name="Table3.B" style:family="table-column">
      <style:table-column-properties style:column-width="16.536cm" style:rel-column-width="5703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3" style:family="table-row">
      <style:table-row-properties fo:background-color="transparent" style:keep-together="true" fo:keep-together="auto">
        <style:background-image/>
      </style:table-row-properties>
    </style:style>
    <style:style style:name="Table3.B3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Footer_20_left" style:master-page-name="">
      <style:paragraph-properties style:page-number="auto"/>
      <style:text-properties fo:font-size="8pt" style:font-size-asian="8pt" style:font-size-complex="8pt"/>
    </style:style>
    <style:style style:name="P2" style:family="paragraph" style:parent-style-name="Text_20_body" style:master-page-name="">
      <style:paragraph-properties style:page-number="auto"/>
    </style:style>
    <style:style style:name="P3" style:family="paragraph" style:parent-style-name="Heading_20_1" style:master-page-name="">
      <style:paragraph-properties style:page-number="auto" fo:break-before="page"/>
    </style:style>
    <style:style style:name="P4" style:family="paragraph" style:parent-style-name="Footer_20_left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Text_20_body">
      <style:text-properties style:font-name="Georgia1" fo:background-color="transparent" style:font-name-asian="DejaVu Sans" style:font-name-complex="DejaVu Sans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style:font-name="Nimbus Mono L1"/>
    </style:style>
    <style:style style:name="P11" style:family="paragraph" style:parent-style-name="Text_20_body" style:list-style-name="L2"/>
    <style:style style:name="P12" style:family="paragraph" style:parent-style-name="Heading_20_2" style:master-page-name="">
      <style:paragraph-properties style:page-number="auto" fo:break-before="auto" fo:break-after="auto"/>
    </style:style>
    <style:style style:name="P13" style:family="paragraph" style:parent-style-name="Heading_20_1" style:master-page-name="">
      <style:paragraph-properties style:page-number="auto" fo:break-before="page"/>
    </style:style>
    <style:style style:name="P14" style:family="paragraph" style:parent-style-name="Table_20_Contents">
      <style:text-properties style:font-name="Nimbus Mono L1"/>
    </style:style>
    <style:style style:name="P15" style:family="paragraph" style:parent-style-name="Table_20_Contents" style:list-style-name="L1">
      <style:paragraph-properties fo:margin-left="0cm" fo:margin-right="0cm" fo:text-indent="0cm" style:auto-text-indent="true"/>
    </style:style>
    <style:style style:name="P16" style:family="paragraph" style:parent-style-name="Table_20_Contents" style:list-style-name="L6">
      <style:paragraph-properties fo:margin-left="0cm" fo:margin-right="0cm" fo:text-indent="0cm" style:auto-text-indent="false"/>
    </style:style>
    <style:style style:name="P17" style:family="paragraph" style:parent-style-name="Table_20_Contents" style:list-style-name="L6">
      <style:paragraph-properties fo:margin-left="0cm" fo:margin-right="0cm" fo:text-indent="0cm" style:auto-text-indent="false"/>
      <style:text-properties style:font-name="Nimbus Mono L1"/>
    </style:style>
    <style:style style:name="P18" style:family="paragraph" style:parent-style-name="Table_20_Contents" style:list-style-name="L6">
      <style:paragraph-properties fo:margin-left="0cm" fo:margin-right="0cm" fo:text-indent="0cm" style:auto-text-indent="false"/>
      <style:text-properties style:font-name="Nimbus Mono L1"/>
    </style:style>
    <style:style style:name="P19" style:family="paragraph" style:parent-style-name="Table_20_Contents" style:list-style-name="L6">
      <style:paragraph-properties fo:margin-left="0cm" fo:margin-right="0cm" fo:text-indent="0cm" style:auto-text-indent="false"/>
      <style:text-properties style:font-name="Nimbus Mono L1"/>
    </style:style>
    <style:style style:name="P20" style:family="paragraph" style:parent-style-name="Table_20_Contents" style:list-style-name="L6">
      <style:paragraph-properties fo:margin-left="0cm" fo:margin-right="0cm" fo:text-indent="0cm" style:auto-text-indent="false"/>
    </style:style>
    <style:style style:name="P21" style:family="paragraph" style:parent-style-name="Table_20_Contents" style:list-style-name="L6">
      <style:paragraph-properties fo:margin-left="0cm" fo:margin-right="0cm" fo:text-indent="0cm" style:auto-text-indent="false"/>
      <style:text-properties style:font-name="Georgi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Roman No9 L"/>
    </style:style>
    <style:style style:name="T3" style:family="text">
      <style:text-properties fo:background-color="#ffff00"/>
    </style:style>
    <style:style style:name="T4" style:family="text">
      <style:text-properties style:font-name="Courier New"/>
    </style:style>
    <style:style style:name="T5" style:family="text">
      <style:text-properties style:font-name="Georgia1"/>
    </style:style>
    <style:style style:name="T6" style:family="text">
      <style:text-properties style:font-name="Nimbus Mono L1"/>
    </style:style>
    <style:style style:name="T7" style:family="text">
      <style:text-properties style:font-name="Nimbus Mono L1"/>
    </style:style>
    <style:style style:name="T8" style:family="text">
      <style:text-properties style:font-name="Georgia1"/>
    </style:style>
    <style:style style:name="Sect1" style:family="section">
      <style:section-properties style:editable="false"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TFTASolver Compiler Konzept</text:title></text:p>
      <text:p text:style-name="Standard"/>
      <text:p text:style-name="Subtitle"><text:user-defined text:name="Autor">Schilling</text:user-defined></text:p>
      <text:p text:style-name="Subtitle"><text:modification-date style:data-style-name="N80">6. Mrz. 2009</text:modification-date></text:p>
      <text:p text:style-name="Subtitle"><text:user-defined text:name="Project"/></text:p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7">1 This Document<text:tab/>2</text:p>
          <text:p text:style-name="P8">1.1 Aim and Audience<text:tab/>2</text:p>
          <text:p text:style-name="P8">1.2 Other Documentation of TFTASolver<text:tab/>2</text:p>
          <text:p text:style-name="P8">1.3 Copyright / License<text:tab/>2</text:p>
          <text:p text:style-name="P8">1.4 Contact to the Author / Project Homepage<text:tab/>2</text:p>
          <text:p text:style-name="P7">2 Important Algorithms in TFTASolver<text:tab/>3</text:p>
          <text:p text:style-name="P8">2.1 Functional Description (Overview)<text:tab/>3</text:p>
          <text:p text:style-name="P8">2.2 General Remarks<text:tab/>3</text:p>
          <text:p text:style-name="P9">2.2.1 Terminology<text:tab/>3</text:p>
          <text:p text:style-name="P9">2.2.2 General Concept of Simplification Routines<text:tab/>3</text:p>
          <text:p text:style-name="P8">2.3 Unit uTFTALogic<text:tab/>4</text:p>
          <text:p text:style-name="P9">2.3.1 ANDContradict<text:tab/>4</text:p>
          <text:p text:style-name="P9">2.3.2 ANDFalse<text:tab/>4</text:p>
          <text:p text:style-name="P9">2.3.3 ANDTrue<text:tab/>4</text:p>
          <text:p text:style-name="P9">2.3.4 DistributeANDORXOR<text:tab/>5</text:p>
          <text:p text:style-name="P9">2.3.5 DistributeORPAND<text:tab/>5</text:p>
          <text:p text:style-name="P9">2.3.6 DistributePANDOR<text:tab/>5</text:p>
          <text:p text:style-name="P9">2.3.7 DistributePANDXOR<text:tab/>6</text:p>
          <text:p text:style-name="P9">2.3.8 GenericCombine<text:tab/>7</text:p>
          <text:p text:style-name="P9">2.3.9 GenericSplit<text:tab/>7</text:p>
          <text:p text:style-name="P9">2.3.10 LawOfCompleteness<text:tab/>7</text:p>
          <text:p text:style-name="P9">2.3.11 LawOfIdempotency<text:tab/>8</text:p>
          <text:p text:style-name="P9">2.3.12 LawOfNonrecurrence<text:tab/>8</text:p>
          <text:p text:style-name="P9">2.3.13 NOTANDORXOR<text:tab/>9</text:p>
          <text:p text:style-name="P9">2.3.14 NOTFalseTrue<text:tab/>9</text:p>
          <text:p text:style-name="P9">2.3.15 NOTNOT<text:tab/>10</text:p>
          <text:p text:style-name="P9">2.3.16 ORXORFalse<text:tab/>10</text:p>
          <text:p text:style-name="P9">2.3.17 ORXORTrue<text:tab/>10</text:p>
          <text:p text:style-name="P9">2.3.18 PANDFalse<text:tab/>10</text:p>
          <text:p text:style-name="P9">2.3.19 PANDNegated<text:tab/>11</text:p>
          <text:p text:style-name="P9">2.3.20 PANDMultiples<text:tab/>11</text:p>
          <text:p text:style-name="P9">2.3.21 PANDPANDTransform<text:tab/>11</text:p>
          <text:p text:style-name="P9">2.3.22 RedirectTerm<text:tab/>11</text:p>
          <text:p text:style-name="P9">2.3.23 SANDFalse<text:tab/>12</text:p>
          <text:p text:style-name="P9">2.3.24 SANDNegated<text:tab/>12</text:p>
          <text:p text:style-name="P9">2.3.25 SANDPANDTransform<text:tab/>12</text:p>
          <text:p text:style-name="P9">2.3.26 SimplificationLoop<text:tab/>13</text:p>
          <text:p text:style-name="P9">2.3.27 SortOperands<text:tab/>13</text:p>
          <text:p text:style-name="P8">2.4 Unit uTFTAExpression<text:tab/>15</text:p>
          <text:p text:style-name="P9">2.4.1 Simplify<text:tab/>15</text:p>
          <text:p text:style-name="P8">2.5 Unit uTFTAObject<text:tab/>15</text:p>
          <text:p text:style-name="P9">2.5.1 Types of Temporal Terms<text:tab/>16</text:p>
          <text:p text:style-name="P9">2.5.2 Test Cases for Types of Temporal Terms (TBD!)<text:tab/>17</text:p>
          <text:p text:style-name="P8">2.6 Unit uTFTAStringList<text:tab/>17</text:p>
        </text:index-body>
      </text:table-of-content>
      <text:p text:style-name="Standard"/>
      <text:h text:style-name="P6" text:outline-level="1">Dieses Dokument</text:h>
      <text:h text:style-name="Heading_20_2" text:outline-level="2">Aim and Audience</text:h>
      <text:p text:style-name="Text_20_body">Dieses Dokument beschreibt das dem Programm TFTASolver zugrundeliegende Compiler-Konzept.</text:p>
      <text:p text:style-name="Text_20_body">Es dient damit dazu, ein besseres Verständnis dafür zu erzeugen, wie sich die theoretischen Ideen der temporalen Logik (auch: Sequenzlogik) des (T)emporal(F)ault(T)ree(A)nalysis (TFTA) Ansatzes in einer praktischen Implementierung realisieren lassen.</text:p>
      <text:p text:style-name="Text_20_body">Dieses Dokument beschreibt weder diese theoretischen Ideen noch die eigentlichen Regeln der zugrundeliegenden temporalen Logik.</text:p>
      <text:p text:style-name="Text_20_body">Dieses Dokument setzt somit beim Leser ein gewisses Grundlagenwissen zum TFTA Ansatz voraus. Dieses Wissen kann z.B. mit den weiteren Dokumenten des Projektes TFTASolver angeeignet werden.</text:p>
      <text:h text:style-name="Heading_20_2" text:outline-level="2">Copyright / License</text:h>
      <text:p text:style-name="P2">Die Software TFTASolver steht unter der GNU General Public License, wie sie von der Free Software Foundation veröffentlicht wurde. Dabei gilt entweder Version 3 der Lizenz oder jede spätere Version. Weitere Informationen zur Lizenz finden sich in der Datei <text:span text:style-name="Internet_20_link">LICENSE.TXT</text:span><text:span text:style-name="Internet_20_link"><text:span text:style-name="T5">, die der Software TFTASolver beigelegt ist.</text:span></text:span></text:p>
      <text:p text:style-name="Text_20_body"><text:span text:style-name="Internet_20_link"><text:span text:style-name="T5">Das vorliegende Dokument (“</text:span></text:span><text:span text:style-name="Internet_20_link"><text:span text:style-name="T5"><text:title>TFTASolver Compiler Konzept</text:title></text:span></text:span><text:span text:style-name="Internet_20_link"><text:span text:style-name="T5">“) steht unter der Creative Commons Attribuon-Share Alike 3.0 Germany License. Für Details zu diese Lizenz siehe </text:span></text:span><text:span text:style-name="Internet_20_link">http://creativecommons.org/licenses/by-sa/3.0/de/</text:span><text:span text:style-name="Internet_20_link"><text:span text:style-name="T5">.</text:span></text:span></text:p>
      <text:p text:style-name="Text_20_body">The program (software) TFTAsolver is licensed under the GNU General Public License as published by the Free Software Foundation, in either version 3 of the License or any later version. See source code or <text:span text:style-name="Internet_20_link">LICENSE.TXT</text:span> distributed with the program for details.</text:p>
      <text:p text:style-name="Text_20_body">The current document (“<text:title>TFTASolver Compiler Konzept</text:title>“) is licensed under the Creative Commons Attribuon-Share Alike 3.0 Germany License. To view a copy of this license, visit <text:span text:style-name="Internet_20_link">http://creativecommons.org/licenses/by-sa/3.0/de/</text:span>.</text:p>
      <text:h text:style-name="Heading_20_2" text:outline-level="2">Contact to the Author / Project Homepage</text:h>
      <text:p text:style-name="P2">Via Email: <text:tab/><text:span text:style-name="Internet_20_link">sjschilling@gmx.net</text:span><text:span text:style-name="T4"><text:tab/><text:tab/></text:span><text:span text:style-name="T5">oder</text:span><text:span text:style-name="T4"> <text:tab/></text:span><text:tab/></text:p>
      <text:p text:style-name="Text_20_body"><text:span text:style-name="T4"><text:tab/><text:tab/></text:span><text:span text:style-name="Internet_20_link">sjschilling@users.berlios.de <text:s/></text:span><text:tab/>.</text:p>
      <text:p text:style-name="Text_20_body">Verschlüsselung mittels PGP/GPG ist empfohlen. <text:s/></text:p>
      <text:p text:style-name="Text_20_body">Der PGP/GPG Key des Autors: <text:span text:style-name="Internet_20_link">0xC7A9A4BB </text:span><text:s text:c="2"/>.</text:p>
      <text:p text:style-name="Text_20_body">Weitere Informationen finden sich auf der Projekt Homepage unter <text:span text:style-name="Internet_20_link">http://tftasolver.berlios.de</text:span> <text:s text:c="2"/><text:span text:style-name="T3">(TBD).</text:span></text:p>
      <text:h text:style-name="P3" text:outline-level="1">Compiler Konzept</text:h>
      <text:p text:style-name="Text_20_body">Die folgenden Unter-Kapitel beschreiben jeweils eine eigene Compiler-Stufe innerhalb des Programms TFTASolver.</text:p>
      <text:p text:style-name="Text_20_body">Jede dieser Stufen besteht aus einem eigenen mittels ANTLRWorks (Version 1.2.2) generierten Parser / Compilers. Diese Parser / Compiler sind in ein Kommandozeilenprogramm namens <text:span text:style-name="T6">tftac</text:span>, welches von der Standardeingabe liest und auf die Standardausgabe schreibt, vgl. Kap. .</text:p>
      <text:h text:style-name="Heading_20_2" text:outline-level="2">Übersicht</text:h>
      <text:p text:style-name="Text_20_body">Es exisiteren folgende Stufen:</text:p>
      <text:list text:style-name="L2">
        <text:list-item>
          <text:p text:style-name="P11">Lexer / Parser</text:p>
        </text:list-item>
        <text:list-item>
          <text:p text:style-name="P11">Simplifier</text:p>
        </text:list-item>
        <text:list-item>
          <text:p text:style-name="P11">SAND-Remover</text:p>
        </text:list-item>
        <text:list-item>
          <text:p text:style-name="P11">Flattener</text:p>
        </text:list-item>
        <text:list-item>
          <text:p text:style-name="P11">Printer</text:p>
        </text:list-item>
      </text:list>
      <text:h text:style-name="Heading_20_2" text:outline-level="2">Lexer / Parser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Grammar-Datei</text:p>
          </table:table-cell>
          <table:table-cell table:style-name="Tabelle1.B1" office:value-type="string">
            <text:p text:style-name="P10">tftac.g</text:p>
          </table:table-cell>
        </table:table-row>
        <table:table-row>
          <table:table-cell table:style-name="Tabelle1.A2" office:value-type="string">
            <text:p text:style-name="Table_20_Contents">Beschreibung:</text:p>
          </table:table-cell>
          <table:table-cell table:style-name="Tabelle1.B2" office:value-type="string">
            <text:list text:style-name="L6">
              <text:list-item>
                <text:p text:style-name="P16">Einlesen der Benutzereingabe</text:p>
              </text:list-item>
              <text:list-item>
                <text:p text:style-name="P16">Prüfung auf Syntax-Fehler</text:p>
              </text:list-item>
              <text:list-item>
                <text:p text:style-name="P16">Überführen in eine AST-Form (abstract syntax tree)</text:p>
              </text:list-item>
            </text:list>
          </table:table-cell>
        </table:table-row>
        <table:table-row table:style-name="Tabelle1.3">
          <table:table-cell table:style-name="Tabelle1.A2" office:value-type="string">
            <text:p text:style-name="Table_20_Contents">Eingang:</text:p>
          </table:table-cell>
          <table:table-cell table:style-name="Tabelle1.B3" office:value-type="string">
            <text:list text:style-name="L6">
              <text:list-item>
                <text:p text:style-name="P16">temporaler Term wie vom Nutzer eingegeben in Polynomial-Form</text:p>
              </text:list-item>
            </text:list>
          </table:table-cell>
        </table:table-row>
        <table:table-row table:style-name="Tabelle1.3">
          <table:table-cell table:style-name="Tabelle1.A2" office:value-type="string">
            <text:p text:style-name="Table_20_Contents">Ausgang:</text:p>
          </table:table-cell>
          <table:table-cell table:style-name="Tabelle1.B3" office:value-type="string">
            <text:list text:style-name="L6">
              <text:list-item>
                <text:p text:style-name="P16">temporaler Term, Syntax-geprüft, in AST-Form</text:p>
              </text:list-item>
              <text:list-item>
                <text:p text:style-name="P16">Fehlermeldung</text:p>
              </text:list-item>
            </text:list>
          </table:table-cell>
        </table:table-row>
        <table:table-row table:style-name="Tabelle1.3">
          <table:table-cell table:style-name="Tabelle1.A2" office:value-type="string">
            <text:p text:style-name="Table_20_Contents">Erzeugte Dateien:</text:p>
          </table:table-cell>
          <table:table-cell table:style-name="Tabelle1.B3" office:value-type="string">
            <text:list text:style-name="L6">
              <text:list-item>
                <text:p text:style-name="P17">output/tftacLexer.java</text:p>
              </text:list-item>
              <text:list-item>
                <text:p text:style-name="P17">output/tftacParser.java</text:p>
              </text:list-item>
              <text:list-item>
                <text:p text:style-name="P17">output/tftac.token</text:p>
              </text:list-item>
            </text:list>
          </table:table-cell>
        </table:table-row>
      </table:table>
      <text:h text:style-name="Heading_20_2" text:outline-level="2">Simplifier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Grammar-Datei</text:p>
          </table:table-cell>
          <table:table-cell table:style-name="Table1.B1" office:value-type="string">
            <text:p text:style-name="P10">tftacrules.g</text:p>
          </table:table-cell>
        </table:table-row>
        <table:table-row>
          <table:table-cell table:style-name="Table1.A2" office:value-type="string">
            <text:p text:style-name="Table_20_Contents">Beschreibung:</text:p>
          </table:table-cell>
          <table:table-cell table:style-name="Table1.B2" office:value-type="string">
            <text:list text:style-name="L6">
              <text:list-item>
                <text:p text:style-name="P16">Umformung / Vereinfachung des temporalen Terms gemäß Regeln der temporalen Logik der TFTA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Table_20_Contents">Eingang:</text:p>
          </table:table-cell>
          <table:table-cell table:style-name="Table1.B3" office:value-type="string">
            <text:list text:style-name="L6">
              <text:list-item>
                <text:p text:style-name="P16">temporaler Term, Syntax-geprüft, in AST-Form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Table_20_Contents">Ausgang:</text:p>
          </table:table-cell>
          <table:table-cell table:style-name="Table1.B3" office:value-type="string">
            <text:list text:style-name="L6">
              <text:list-item>
                <text:p text:style-name="P16">temporaler Term, vereinfacht, in AST-Form</text:p>
              </text:list-item>
              <text:list-item>
                <text:p text:style-name="P16">Fehlermeldung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Table_20_Contents">Erzeugte Dateien:</text:p>
          </table:table-cell>
          <table:table-cell table:style-name="Table1.B3" office:value-type="string">
            <text:list text:style-name="L6">
              <text:list-item>
                <text:p text:style-name="P17">output/tftacrules.java</text:p>
              </text:list-item>
              <text:list-item>
                <text:p text:style-name="P17">output/tftacrules.token</text:p>
              </text:list-item>
            </text:list>
          </table:table-cell>
        </table:table-row>
      </table:table>
      <text:h text:style-name="P12" text:outline-level="2">SAND-Remover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Grammar-Datei</text:p>
          </table:table-cell>
          <table:table-cell table:style-name="Tabelle4.B1" office:value-type="string">
            <text:p text:style-name="P10">tftacSANDremover.g</text:p>
          </table:table-cell>
        </table:table-row>
        <table:table-row>
          <table:table-cell table:style-name="Tabelle4.A2" office:value-type="string">
            <text:p text:style-name="Table_20_Contents">Beschreibung:</text:p>
          </table:table-cell>
          <table:table-cell table:style-name="Tabelle4.B2" office:value-type="string">
            <text:list text:style-name="L6">
              <text:list-item>
                <text:p text:style-name="P16">Entfernen aller SAND-Verknüpfungen (z.B. als Vorbereitung für nachfolgende quantitative Analyse, in der alle SAND-Verknüpfungen unter Annahme unabhängiger Ausfallereignisse zu Null werden)</text:p>
              </text:list-item>
            </text:list>
          </table:table-cell>
        </table:table-row>
        <table:table-row table:style-name="Tabelle4.3">
          <table:table-cell table:style-name="Tabelle4.A2" office:value-type="string">
            <text:p text:style-name="Table_20_Contents">Eingang:</text:p>
          </table:table-cell>
          <table:table-cell table:style-name="Tabelle4.B3" office:value-type="string">
            <text:list text:style-name="L6">
              <text:list-item>
                <text:p text:style-name="P16">temporaler Term, vereinfacht, in AST-Form</text:p>
              </text:list-item>
            </text:list>
          </table:table-cell>
        </table:table-row>
        <table:table-row>
          <table:table-cell table:style-name="Tabelle4.A2" office:value-type="string">
            <text:p text:style-name="Table_20_Contents">Ausgang:</text:p>
          </table:table-cell>
          <table:table-cell table:style-name="Tabelle4.B2" office:value-type="string">
            <text:list text:style-name="L6">
              <text:list-item>
                <text:p text:style-name="P16">temporaler Term, ohne SAND, in AST-Form</text:p>
              </text:list-item>
              <text:list-item>
                <text:p text:style-name="P16">Fehlermeldung</text:p>
              </text:list-item>
            </text:list>
          </table:table-cell>
        </table:table-row>
        <table:table-row>
          <table:table-cell table:style-name="Tabelle4.A2" office:value-type="string">
            <text:p text:style-name="Table_20_Contents">Erzeugte Dateien:</text:p>
          </table:table-cell>
          <table:table-cell table:style-name="Tabelle4.B2" office:value-type="string">
            <text:list text:style-name="L6">
              <text:list-item>
                <text:p text:style-name="P17">output/<text:span text:style-name="T6">tftacSANDremover</text:span>.java</text:p>
              </text:list-item>
              <text:list-item>
                <text:p text:style-name="P17">output/<text:span text:style-name="T6">tftacSANDremover</text:span>.token</text:p>
              </text:list-item>
            </text:list>
          </table:table-cell>
        </table:table-row>
      </table:table>
      <text:h text:style-name="Heading_20_2" text:outline-level="2"><text:soft-page-break/>Flattener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Grammar-Datei</text:p>
          </table:table-cell>
          <table:table-cell table:style-name="Table2.B1" office:value-type="string">
            <text:p text:style-name="P10">tftacflattener.g</text:p>
          </table:table-cell>
        </table:table-row>
        <table:table-row>
          <table:table-cell table:style-name="Table2.A2" office:value-type="string">
            <text:p text:style-name="Table_20_Contents">Beschreibung:</text:p>
          </table:table-cell>
          <table:table-cell table:style-name="Table2.B2" office:value-type="string">
            <text:list text:style-name="L6">
              <text:list-item>
                <text:p text:style-name="P16">Auflösen aller Verschachtelungen gleicher Operatoren (Achtung: Prefix Notation!), </text:p>
                <text:p text:style-name="P16">z.B.: <text:span text:style-name="T6">(OR A (OR B C)) --&gt; (OR A B C)</text:span>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Table_20_Contents">Eingang:</text:p>
          </table:table-cell>
          <table:table-cell table:style-name="Table2.B3" office:value-type="string">
            <text:list text:style-name="L6">
              <text:list-item>
                <text:p text:style-name="P16">temporaler Term, ohne SAND, in AST-Form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>Ausgang:</text:p>
          </table:table-cell>
          <table:table-cell table:style-name="Table2.B2" office:value-type="string">
            <text:list text:style-name="L6">
              <text:list-item>
                <text:p text:style-name="P16">temporaler Term, ohne Verschachtelungen, in AST-Form</text:p>
              </text:list-item>
              <text:list-item>
                <text:p text:style-name="P16">Fehlermeldung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>Erzeugte Dateien:</text:p>
          </table:table-cell>
          <table:table-cell table:style-name="Table2.B2" office:value-type="string">
            <text:list text:style-name="L6">
              <text:list-item>
                <text:p text:style-name="P17">output/<text:span text:style-name="T6">tftacflattener</text:span>.java</text:p>
              </text:list-item>
              <text:list-item>
                <text:p text:style-name="P17">output/<text:span text:style-name="T6">tftacflattener</text:span>.token</text:p>
              </text:list-item>
            </text:list>
          </table:table-cell>
        </table:table-row>
      </table:table>
      <text:h text:style-name="Heading_20_2" text:outline-level="2">Printer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Grammar-Datei</text:p>
          </table:table-cell>
          <table:table-cell table:style-name="Table3.B1" office:value-type="string">
            <text:p text:style-name="P10">tftacprinter.g</text:p>
          </table:table-cell>
        </table:table-row>
        <table:table-row>
          <table:table-cell table:style-name="Table3.A2" office:value-type="string">
            <text:p text:style-name="Table_20_Contents">Beschreibung:</text:p>
          </table:table-cell>
          <table:table-cell table:style-name="Table3.B2" office:value-type="string">
            <text:list text:style-name="L6">
              <text:list-item>
                <text:p text:style-name="P21">Ausgabe des Ergebnisses in polynomialer Form</text:p>
              </text:list-item>
            </text:list>
          </table:table-cell>
        </table:table-row>
        <table:table-row table:style-name="Table3.3">
          <table:table-cell table:style-name="Table3.A2" office:value-type="string">
            <text:p text:style-name="Table_20_Contents">Eingang:</text:p>
          </table:table-cell>
          <table:table-cell table:style-name="Table3.B3" office:value-type="string">
            <text:list text:style-name="L6">
              <text:list-item>
                <text:p text:style-name="P16">temporaler Term, ohne Verschachtelungen, in AST-Form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Ausgang:</text:p>
          </table:table-cell>
          <table:table-cell table:style-name="Table3.B2" office:value-type="string">
            <text:list text:style-name="L6">
              <text:list-item>
                <text:p text:style-name="P16">Ergebnis in p<text:span text:style-name="T5">olynomialer Form</text:span></text:p>
              </text:list-item>
              <text:list-item>
                <text:p text:style-name="P16">Fehlermeldung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Erzeugte Dateien:</text:p>
          </table:table-cell>
          <table:table-cell table:style-name="Table3.B2" office:value-type="string">
            <text:list text:style-name="L6">
              <text:list-item>
                <text:p text:style-name="P17">output/<text:span text:style-name="T6">tftacprinter</text:span>.java</text:p>
              </text:list-item>
              <text:list-item>
                <text:p text:style-name="P17">output/<text:span text:style-name="T6">tftacprinter</text:span>.token</text:p>
              </text:list-item>
            </text:list>
          </table:table-cell>
        </table:table-row>
      </table:table>
      <text:h text:style-name="P3" text:outline-level="1">Hauptprogramm</text:h>
      <text:p text:style-name="Text_20_body">Die folgenden Unter-Kapitel beschreiben jeweils eine eigene Compiler-Stufe innerhalb des Programms TFTASolver.</text:p>
      <text:p text:style-name="Text_20_body">Jede dieser Stufen besteht aus einem eigenen mittels ANTLRWorks (Version 1.2.2) generierten Parser / Compilers. Diese Parser / Compiler sind in ein Kommandozeilenprogramm namens <text:span text:style-name="T6">tftac</text:span>, welches von der Standardeingabe liest und auf die Standardausgabe schreibt, vgl. Kap. .</text:p>
      <text:p text:style-name="P5">[EOF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ntiumAlt" svg:font-family="GentiumAlt" style:font-pitch="variable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background-color="transparent">
        <style:background-image/>
      </style:paragraph-properties>
      <style:text-properties style:font-name="Georgia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Georgia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_20_Code" style:display-name="Textkörper Code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Nimbus Mono L" style:font-size-asian="10.5pt"/>
    </style:style>
    <style:style style:name="Text" style:family="paragraph" style:parent-style-name="Caption" style:class="extra"/>
    <style:style style:name="Tabellen_20_Code" style:display-name="Tabellen Code" style:family="paragraph" style:parent-style-name="Textkörper_20_Code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00" style:font-name="Nimbus Mono L" style:text-underline-style="none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9.006cm" fo:margin-left="0cm" fo:margin-right="-0.005cm" table:align="margins"/>
    </style:style>
    <style:style style:name="Tabelle3.A" style:family="table-column">
      <style:table-column-properties style:column-width="17.667cm" style:rel-column-width="60918*"/>
    </style:style>
    <style:style style:name="Tabelle3.B" style:family="table-column">
      <style:table-column-properties style:column-width="1.339cm" style:rel-column-width="4617*"/>
    </style:style>
    <style:style style:name="Tabelle3.A1" style:family="table-cell">
      <style:table-cell-properties style:vertical-align="middle" style:border-line-width-top="0.035cm 0.035cm 0.035cm" fo:padding-left="0cm" fo:padding-right="0cm" fo:padding-top="0.101cm" fo:padding-bottom="0cm" fo:border-left="none" fo:border-right="none" fo:border-top="0.106cm double #000000" fo:border-bottom="none"/>
    </style:style>
    <style:style style:name="P1" style:family="paragraph" style:parent-style-name="Footer_20_left" style:master-page-name="">
      <style:paragraph-properties style:page-number="auto"/>
      <style:text-properties fo:font-size="8pt" style:font-size-asian="8pt" style:font-size-complex="8pt"/>
    </style:style>
    <style:style style:name="P2" style:family="paragraph" style:parent-style-name="Footer_20_left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Roman No9 L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P1"><text:span text:style-name="T1">TFTASolver – </text:span><text:title>TFTASolver Compiler Konzept</text:title> / <text:user-defined text:name="Autor">Schilling</text:user-defined> / <text:date style:data-style-name="N80" text:date-value="2009-03-06T23:00:33.99">6. Mrz. 2009</text:date></text:p>
            </table:table-cell>
            <table:table-cell table:style-name="Tabelle3.A1" office:value-type="string">
              <text:p text:style-name="P2"><text:span text:style-name="T2">p.</text:span> <text:page-number text:select-page="current">3</text:page-number>/<text:page-count>5</text:page-count></text:p>
            </table:table-cell>
          </table:table-row>
        </table:table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TFTASolver Compiler Konzept</dc:title>
    <meta:initial-creator>Simon J. Schilling</meta:initial-creator>
    <meta:creation-date>2009-02-25T19:34:24</meta:creation-date>
    <dc:creator>Simon J. Schilling</dc:creator>
    <dc:date>2009-03-06T23:00:33</dc:date>
    <meta:editing-cycles>18</meta:editing-cycles>
    <meta:editing-duration>PT2H17M7S</meta:editing-duration>
    <meta:user-defined meta:name="Author">Schilling</meta:user-defined>
    <meta:user-defined meta:name="Autor">Schilling</meta:user-defined>
    <meta:user-defined meta:name="Info 1"/>
    <meta:user-defined meta:name="Info 3"/>
    <meta:user-defined meta:name="Project" meta:value-type="string"/>
    <meta:document-statistic meta:table-count="6" meta:image-count="0" meta:object-count="0" meta:page-count="5" meta:paragraph-count="151" meta:word-count="782" meta:character-count="5791"/>
  </office:meta>
</office:document-meta>
</file>